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Support.supports( @ Nullable MimeType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KotlinSerializationSupport.KotlinSerializationSupport( T format , MimeType ... supported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otlinSerializationSupport.serializer( ResolvableType resolvabl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KotlinSerializationSupport.canSerialize( ResolvableType type , @ Nullable MimeType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KotlinSerializationSupport.hasPolymorphism( SerialDescriptor descriptor , Set &lt; String &gt; alreadyProcess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KotlinSerializationSupport.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Support.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